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paragraph-properties fo:text-align="justify"/>
      <style:text-properties style:font-name="Liberation Serif" fo:font-size="12pt" style:font-size-asian="12pt" style:font-size-complex="12pt" fo:language="en" fo:country="GB"/>
    </style:style>
    <style:style style:name="P178" style:parent-style-name="Normal1" style:family="paragraph">
      <style:paragraph-properties fo:text-align="justify"/>
      <style:text-properties style:font-name="Liberation Serif" fo:font-size="12pt" style:font-size-asian="12pt" style:font-size-complex="12pt" fo:language="en" fo:country="GB"/>
    </style:style>
    <style:style style:name="P179" style:parent-style-name="Normal1" style:family="paragraph">
      <style:paragraph-properties fo:text-align="justify"/>
      <style:text-properties style:font-name="Liberation Serif" fo:font-size="12pt" style:font-size-asian="12pt" style:font-size-complex="12pt" fo:language="en" fo:country="GB"/>
    </style:style>
    <style:style style:name="P180" style:parent-style-name="Normal1" style:family="paragraph">
      <style:paragraph-properties fo:text-align="justify"/>
      <style:text-properties style:font-name="Liberation Serif" fo:font-size="12pt" style:font-size-asian="12pt" style:font-size-complex="12pt" fo:language="en" fo:country="GB"/>
    </style:style>
    <style:style style:name="P181" style:parent-style-name="Normal1" style:family="paragraph">
      <style:paragraph-properties fo:text-align="justify"/>
      <style:text-properties style:font-name="Liberation Serif" fo:font-size="12pt" style:font-size-asian="12pt" style:font-size-complex="12pt" fo:language="en" fo:country="GB"/>
    </style:style>
    <style:style style:name="P182" style:parent-style-name="Normal1" style:family="paragraph">
      <style:paragraph-properties fo:text-align="justify"/>
      <style:text-properties style:font-name="Liberation Serif" fo:font-size="12pt" style:font-size-asian="12pt" style:font-size-complex="12pt" fo:language="en" fo:country="GB"/>
    </style:style>
    <style:style style:name="P183" style:parent-style-name="Normal1" style:family="paragraph">
      <style:paragraph-properties fo:text-align="justify"/>
      <style:text-properties style:font-name="Liberation Serif" fo:font-size="12pt" style:font-size-asian="12pt" style:font-size-complex="12pt" fo:language="en" fo:country="GB"/>
    </style:style>
    <style:style style:name="P184" style:parent-style-name="Normal1" style:family="paragraph">
      <style:paragraph-properties fo:text-align="justify"/>
      <style:text-properties style:font-name="Liberation Serif" fo:font-size="12pt" style:font-size-asian="12pt" style:font-size-complex="12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fo:font-size="12pt" style:font-size-asian="12pt" style:font-size-complex="12pt" fo:language="en" fo:country="GB"/>
    </style:style>
    <style:style style:name="P187" style:parent-style-name="Normal1" style:family="paragraph">
      <style:paragraph-properties fo:text-align="justify"/>
      <style:text-properties style:font-name="Liberation Serif" fo:font-size="12pt" style:font-size-asian="12pt" style:font-size-complex="12pt" fo:language="en" fo:country="GB"/>
    </style:style>
    <style:style style:name="P188"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9" style:parent-style-name="Normal1" style:family="paragraph">
      <style:text-properties style:font-name="Liberation Serif" fo:font-size="12pt" style:font-size-asian="12pt" style:font-size-complex="12pt" fo:language="en" fo:country="GB"/>
    </style:style>
    <style:style style:name="P190" style:parent-style-name="Normal1" style:family="paragraph">
      <style:text-properties style:font-name="Liberation Serif" fo:font-size="12pt" style:font-size-asian="12pt" style:font-size-complex="12pt" fo:language="en" fo:country="GB"/>
    </style:style>
    <style:style style:name="P191" style:parent-style-name="Normal1" style:family="paragraph">
      <style:text-properties style:font-name="Liberation Serif" fo:font-size="12pt" style:font-size-asian="12pt" style:font-size-complex="12pt" fo:language="en" fo:country="GB"/>
    </style:style>
    <style:style style:name="P192" style:parent-style-name="Normal1" style:family="paragraph">
      <style:text-properties style:font-name="Liberation Serif" fo:font-size="12pt" style:font-size-asian="12pt" style:font-size-complex="12pt" fo:language="en" fo:country="GB"/>
    </style:style>
    <style:style style:name="P193" style:parent-style-name="Normal1" style:family="paragraph">
      <style:text-properties style:font-name="Liberation Serif" fo:font-size="12pt" style:font-size-asian="12pt" style:font-size-complex="12pt" fo:language="en" fo:country="GB"/>
    </style:style>
    <style:style style:name="T194" style:parent-style-name="DefaultParagraphFont" style:family="text">
      <style:text-properties style:font-name="Liberation Serif" fo:font-size="12pt" style:font-size-asian="12pt" style:font-size-complex="12pt" fo:language="en" fo:country="GB"/>
    </style:style>
    <style:style style:name="P195"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96" style:parent-style-name="Normal1" style:family="paragraph">
      <style:text-properties style:font-name="Liberation Serif" fo:font-size="12pt" style:font-size-asian="12pt" style:font-size-complex="12pt" fo:language="en" fo:country="GB"/>
    </style:style>
    <style:style style:name="P197" style:parent-style-name="Normal1" style:family="paragraph">
      <style:text-properties style:font-name="Liberation Serif" fo:font-size="12pt" style:font-size-asian="12pt" style:font-size-complex="12pt" fo:language="en" fo:country="GB"/>
    </style:style>
    <style:style style:name="P198" style:parent-style-name="Normal1" style:family="paragraph">
      <style:text-properties style:font-name="Liberation Serif" fo:font-size="12pt" style:font-size-asian="12pt" style:font-size-complex="12pt" fo:language="en" fo:country="GB"/>
    </style:style>
    <style:style style:name="P199" style:parent-style-name="Normal1" style:family="paragraph">
      <style:text-properties style:font-name="Liberation Serif" fo:font-size="12pt" style:font-size-asian="12pt" style:font-size-complex="12pt" fo:language="en" fo:country="GB"/>
    </style:style>
    <style:style style:name="P200" style:parent-style-name="Normal1" style:family="paragraph">
      <style:text-properties style:font-name="Liberation Serif" fo:font-size="12pt" style:font-size-asian="12pt" style:font-size-complex="12pt" fo:language="en" fo:country="GB"/>
    </style:style>
    <style:style style:name="P201" style:parent-style-name="Normal1" style:family="paragraph">
      <style:text-properties style:font-name="Liberation Serif" fo:font-size="12pt" style:font-size-asian="12pt" style:font-size-complex="12pt" fo:language="en" fo:country="GB"/>
    </style:style>
    <style:style style:name="P202" style:parent-style-name="Normal1" style:family="paragraph">
      <style:text-properties style:font-name="Liberation Serif" fo:font-size="12pt" style:font-size-asian="12pt" style:font-size-complex="12pt" fo:language="en" fo:country="GB"/>
    </style:style>
    <style:style style:name="T203" style:parent-style-name="DefaultParagraphFont" style:family="text">
      <style:text-properties style:font-name="Liberation Serif" fo:font-size="12pt" style:font-size-asian="12pt" style:font-size-complex="12pt" fo:language="en" fo:country="GB"/>
    </style:style>
    <style:style style:name="P20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5"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6"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08" style:parent-style-name="Normal1" style:family="paragraph">
      <style:paragraph-properties fo:text-align="justify"/>
    </style:style>
    <style:style style:name="T20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10" style:parent-style-name="DefaultParagraphFont" style:family="text">
      <style:text-properties style:font-name="Liberation Serif" style:font-name-complex="Liberation Serif" fo:font-size="12pt" style:font-size-asian="12pt" style:font-size-complex="12pt" fo:language="en" fo:country="GB"/>
    </style:style>
    <style:style style:name="P211" style:parent-style-name="Normal1" style:family="paragraph">
      <style:paragraph-properties fo:text-align="justify"/>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T21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4" style:parent-style-name="DefaultParagraphFont" style:family="text">
      <style:text-properties style:font-name="Liberation Serif" style:font-name-complex="Liberation Serif" fo:font-size="12pt" style:font-size-asian="12pt" style:font-size-complex="12pt" fo:language="en" fo:country="GB"/>
    </style:style>
    <style:style style:name="P215" style:parent-style-name="Normal1" style:family="paragraph">
      <style:paragraph-properties fo:text-align="justify"/>
    </style:style>
    <style:style style:name="T216" style:parent-style-name="DefaultParagraphFont" style:family="text">
      <style:text-properties style:font-name="Liberation Serif" style:font-name-complex="Liberation Serif" fo:font-size="12pt" style:font-size-asian="12pt" style:font-size-complex="12pt" fo:language="en" fo:country="GB"/>
    </style:style>
    <style:style style:name="T21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8" style:parent-style-name="DefaultParagraphFont" style:family="text">
      <style:text-properties style:font-name="Liberation Serif" style:font-name-complex="Liberation Serif" fo:font-size="12pt" style:font-size-asian="12pt" style:font-size-complex="12pt" fo:language="en" fo:country="GB"/>
    </style:style>
    <style:style style:name="P219" style:parent-style-name="Normal1" style:family="paragraph">
      <style:paragraph-properties fo:text-align="justify"/>
    </style:style>
    <style:style style:name="T220" style:parent-style-name="DefaultParagraphFont" style:family="text">
      <style:text-properties style:font-name="Liberation Serif" style:font-name-complex="Liberation Serif" fo:font-size="12pt" style:font-size-asian="12pt" style:font-size-complex="12pt" fo:language="en" fo:country="GB"/>
    </style:style>
    <style:style style:name="T22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2" style:parent-style-name="DefaultParagraphFont" style:family="text">
      <style:text-properties style:font-name="Liberation Serif" style:font-name-complex="Liberation Serif" fo:font-size="12pt" style:font-size-asian="12pt" style:font-size-complex="12pt" fo:language="en" fo:country="GB"/>
    </style:style>
    <style:style style:name="P223" style:parent-style-name="Normal1" style:family="paragraph">
      <style:paragraph-properties fo:text-align="justify"/>
    </style:style>
    <style:style style:name="T224" style:parent-style-name="DefaultParagraphFont" style:family="text">
      <style:text-properties style:font-name="Liberation Serif" style:font-name-complex="Liberation Serif" fo:font-size="12pt" style:font-size-asian="12pt" style:font-size-complex="12pt" fo:language="en" fo:country="GB"/>
    </style:style>
    <style:style style:name="T22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6" style:parent-style-name="DefaultParagraphFont" style:family="text">
      <style:text-properties style:font-name="Liberation Serif" style:font-name-complex="Liberation Serif" fo:font-size="12pt" style:font-size-asian="12pt" style:font-size-complex="12pt" fo:language="en" fo:country="GB"/>
    </style:style>
    <style:style style:name="T2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8" style:parent-style-name="DefaultParagraphFont" style:family="text">
      <style:text-properties style:font-name="Liberation Serif" style:font-name-complex="Liberation Serif" fo:font-size="12pt" style:font-size-asian="12pt" style:font-size-complex="12pt" fo:language="en" fo:country="GB"/>
    </style:style>
    <style:style style:name="P229" style:parent-style-name="Normal1" style:family="paragraph">
      <style:paragraph-properties fo:text-align="justify"/>
    </style:style>
    <style:style style:name="T230" style:parent-style-name="DefaultParagraphFont" style:family="text">
      <style:text-properties style:font-name="Liberation Serif" style:font-name-complex="Liberation Serif" fo:font-size="12pt" style:font-size-asian="12pt" style:font-size-complex="12pt" fo:language="en" fo:country="GB"/>
    </style:style>
    <style:style style:name="T2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2" style:parent-style-name="DefaultParagraphFont" style:family="text">
      <style:text-properties style:font-name="Liberation Serif" style:font-name-complex="Liberation Serif" fo:font-size="12pt" style:font-size-asian="12pt" style:font-size-complex="12pt" fo:language="en" fo:country="GB"/>
    </style:style>
    <style:style style:name="P233" style:parent-style-name="Normal1" style:family="paragraph">
      <style:paragraph-properties fo:text-align="justify"/>
    </style:style>
    <style:style style:name="T234" style:parent-style-name="DefaultParagraphFont" style:family="text">
      <style:text-properties style:font-name="Liberation Serif" style:font-name-complex="Liberation Serif" fo:font-size="12pt" style:font-size-asian="12pt" style:font-size-complex="12pt" fo:language="en" fo:country="GB"/>
    </style:style>
    <style:style style:name="T2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36" style:parent-style-name="DefaultParagraphFont" style:family="text">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justify"/>
    </style:style>
    <style:style style:name="T238"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39" style:parent-style-name="DefaultParagraphFont" style:family="text">
      <style:text-properties style:font-name="Liberation Serif" fo:font-size="12pt" style:font-size-asian="12pt" style:font-size-complex="12pt" fo:language="en" fo:country="GB"/>
    </style:style>
    <style:style style:name="T240" style:parent-style-name="DefaultParagraphFont" style:family="text">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style:style>
    <style:style style:name="T242" style:parent-style-name="DefaultParagraphFont" style:family="text">
      <style:text-properties style:font-name="Liberation Serif" style:font-name-complex="Liberation Serif" fo:font-size="12pt" style:font-size-asian="12pt" style:font-size-complex="12pt" fo:language="en" fo:country="GB"/>
    </style:style>
    <style:style style:name="T24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44" style:parent-style-name="DefaultParagraphFont" style:family="text">
      <style:text-properties style:font-name="Liberation Serif" style:font-name-complex="Liberation Serif" fo:font-size="12pt" style:font-size-asian="12pt" style:font-size-complex="12pt" fo:language="en" fo:country="GB"/>
    </style:style>
    <style:style style:name="T245"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46"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47"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48" style:parent-style-name="DefaultParagraphFont" style:family="text">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style>
    <style:style style:name="T250" style:parent-style-name="DefaultParagraphFont" style:family="text">
      <style:text-properties style:font-name="Liberation Serif" style:font-name-complex="Liberation Serif" fo:font-size="12pt" style:font-size-asian="12pt" style:font-size-complex="12pt" fo:language="en" fo:country="GB"/>
    </style:style>
    <style:style style:name="T25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52" style:parent-style-name="DefaultParagraphFont" style:family="text">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style>
    <style:style style:name="T254" style:parent-style-name="DefaultParagraphFont" style:family="text">
      <style:text-properties style:font-name="Liberation Serif" style:font-name-complex="Liberation Serif" fo:font-size="12pt" style:font-size-asian="12pt" style:font-size-complex="12pt" fo:language="en" fo:country="GB"/>
    </style:style>
    <style:style style:name="T255" style:parent-style-name="DefaultParagraphFont" style:family="text">
      <style:text-properties style:font-name="Liberation Serif" fo:font-size="12pt" style:font-size-asian="12pt" style:font-size-complex="12pt" fo:language="en" fo:country="GB"/>
    </style:style>
    <style:style style:name="T256"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57" style:parent-style-name="DefaultParagraphFont" style:family="text">
      <style:text-properties style:font-name="Liberation Serif" fo:font-size="12pt" style:font-size-asian="12pt" style:font-size-complex="12pt" fo:language="en" fo:country="GB"/>
    </style:style>
    <style:style style:name="P258" style:parent-style-name="Normal1" style:family="paragraph">
      <style:paragraph-properties fo:text-align="justify"/>
    </style:style>
    <style:style style:name="T259" style:parent-style-name="DefaultParagraphFont" style:family="text">
      <style:text-properties style:font-name="Liberation Serif" style:font-name-complex="Liberation Serif" fo:font-size="12pt" style:font-size-asian="12pt" style:font-size-complex="12pt" fo:language="en" fo:country="GB"/>
    </style:style>
    <style:style style:name="T26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1" style:parent-style-name="DefaultParagraphFont" style:family="text">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6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style>
    <style:style style:name="T2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1" style:parent-style-name="DefaultParagraphFont" style:family="text">
      <style:text-properties style:font-name="Liberation Serif" style:font-name-complex="Liberation Serif" fo:font-size="12pt" style:font-size-asian="12pt" style:font-size-complex="12pt" fo:language="en" fo:country="GB"/>
    </style:style>
    <style:style style:name="T292" style:parent-style-name="Internetlink" style:family="text">
      <style:text-properties style:font-name="Liberation Serif" style:font-name-complex="Liberation Serif" fo:font-size="12pt" style:font-size-asian="12pt" style:font-size-complex="12pt" fo:language="en" fo:country="GB"/>
    </style:style>
    <style:style style:name="T293" style:parent-style-name="DefaultParagraphFont" style:family="text">
      <style:text-properties style:font-name="Liberation Serif" style:font-name-complex="Liberation Serif" fo:font-size="12pt" style:font-size-asian="12pt" style:font-size-complex="12pt" fo:language="en" fo:country="GB"/>
    </style:style>
    <style:style style:name="P2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style:style>
    <style:style style:name="T296" style:parent-style-name="DefaultParagraphFont" style:family="text">
      <style:text-properties style:font-name="Liberation Serif" style:font-name-complex="Liberation Serif" fo:font-size="12pt" style:font-size-asian="12pt" style:font-size-complex="12pt" fo:language="en" fo:country="GB"/>
    </style:style>
    <style:style style:name="T297" style:parent-style-name="DefaultParagraphFont" style:family="text">
      <style:text-properties style:font-name="Liberation Serif" style:font-name-complex="Liberation Serif" fo:font-size="12pt" style:font-size-asian="12pt" style:font-size-complex="12pt" fo:language="en" fo:country="GB"/>
    </style:style>
    <style:style style:name="P298" style:parent-style-name="Normal1" style:family="paragraph">
      <style:paragraph-properties fo:text-align="justify"/>
    </style:style>
    <style:style style:name="T2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0" style:parent-style-name="DefaultParagraphFont" style:family="text">
      <style:text-properties style:font-name="Liberation Serif" style:font-name-complex="Liberation Serif" fo:font-size="12pt" style:font-size-asian="12pt" style:font-size-complex="12pt" fo:language="en" fo:country="GB"/>
    </style:style>
    <style:style style:name="T301" style:parent-style-name="Internetlink" style:family="text">
      <style:text-properties style:font-name="Liberation Serif" style:font-name-complex="Liberation Serif" fo:font-size="12pt" style:font-size-asian="12pt" style:font-size-complex="12pt" fo:language="en" fo:country="GB"/>
    </style:style>
    <style:style style:name="T302" style:parent-style-name="DefaultParagraphFont" style:family="text">
      <style:text-properties style:font-name="Liberation Serif" style:font-name-complex="Liberation Serif" fo:font-size="12pt" style:font-size-asian="12pt" style:font-size-complex="12pt" fo:language="en" fo:country="GB"/>
    </style:style>
    <style:style style:name="P30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4" style:parent-style-name="Normal1" style:family="paragraph">
      <style:paragraph-properties fo:text-align="justify"/>
    </style:style>
    <style:style style:name="T305" style:parent-style-name="DefaultParagraphFont" style:family="text">
      <style:text-properties style:font-name="Liberation Serif" style:font-name-complex="Liberation Serif" fo:font-size="12pt" style:font-size-asian="12pt" style:font-size-complex="12pt" fo:language="en" fo:country="GB"/>
    </style:style>
    <style:style style:name="P306" style:parent-style-name="Normal1" style:family="paragraph">
      <style:paragraph-properties fo:text-align="justify"/>
    </style:style>
    <style:style style:name="T3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8" style:parent-style-name="DefaultParagraphFont" style:family="text">
      <style:text-properties style:font-name="Liberation Serif" style:font-name-complex="Liberation Serif" fo:font-size="12pt" style:font-size-asian="12pt" style:font-size-complex="12pt" fo:language="en" fo:country="GB"/>
    </style:style>
    <style:style style:name="T309" style:parent-style-name="Internetlink" style:family="text">
      <style:text-properties style:font-name="Liberation Serif" style:font-name-complex="Liberation Serif" fo:font-size="12pt" style:font-size-asian="12pt" style:font-size-complex="12pt" fo:language="en" fo:country="GB"/>
    </style:style>
    <style:style style:name="T310" style:parent-style-name="DefaultParagraphFont" style:family="text">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3" style:parent-style-name="Normal1" style:family="paragraph">
      <style:paragraph-properties fo:text-align="justify"/>
    </style:style>
    <style:style style:name="T314"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15" style:parent-style-name="DefaultParagraphFont" style:family="text">
      <style:text-properties style:font-name="Liberation Serif" style:font-name-complex="Liberation Serif" fo:font-size="12pt" style:font-size-asian="12pt" style:font-size-complex="12pt"/>
    </style:style>
    <style:style style:name="T316" style:parent-style-name="Hyperlink" style:family="text">
      <style:text-properties style:font-name="Liberation Serif" style:font-name-complex="Liberation Serif" fo:font-size="12pt" style:font-size-asian="12pt" style:font-size-complex="12pt"/>
    </style:style>
    <style:style style:name="T317" style:parent-style-name="DefaultParagraphFont" style:family="text">
      <style:text-properties style:font-name="Liberation Serif" style:font-name-complex="Liberation Serif" fo:font-size="12pt" style:font-size-asian="12pt" style:font-size-complex="12pt"/>
    </style:style>
    <style:style style:name="P31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21" style:parent-style-name="Normal1" style:family="paragraph">
      <style:paragraph-properties fo:text-align="justify"/>
    </style:style>
    <style:style style:name="T32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23" style:parent-style-name="DefaultParagraphFont" style:family="text">
      <style:text-properties style:font-name="Liberation Serif" style:font-name-complex="Liberation Serif" fo:font-size="12pt" style:font-size-asian="12pt" style:font-size-complex="12pt" fo:language="en" fo:country="GB"/>
    </style:style>
    <style:style style:name="P324" style:parent-style-name="Normal1"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325" style:parent-style-name="Normal1" style:family="paragraph">
      <style:paragraph-properties fo:text-align="justify"/>
    </style:style>
    <style:style style:name="T326"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327"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328"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329"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T330" style:parent-style-name="DefaultParagraphFont" style:family="text">
      <style:text-properties style:font-name="Liberation Serif" style:font-name-complex="Liberation Serif" fo:color="#212121" fo:font-size="10.5pt" style:font-size-asian="10.5pt" style:font-size-complex="10.5pt" fo:background-color="#FFFFFF" fo:language="en" fo:country="GB"/>
    </style:style>
    <style:style style:name="P33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2"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3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style:style>
    <style:style style:name="P334" style:parent-style-name="Normal1" style:family="paragraph">
      <style:paragraph-properties fo:text-align="justify"/>
    </style:style>
    <style:style style:name="T335"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336" style:parent-style-name="DefaultParagraphFont" style:family="text">
      <style:text-properties style:font-name="Liberation Serif" style:font-name-complex="Liberation Serif" fo:font-size="12pt" style:font-size-asian="12pt" style:font-size-complex="12pt"/>
    </style:style>
    <style:style style:name="T33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P33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40"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4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42"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43" style:parent-style-name="Normal1" style:family="paragraph">
      <style:paragraph-properties fo:text-align="justify" fo:margin-top="0.1965in" fo:margin-bottom="0.1104in"/>
    </style:style>
    <style:style style:name="T3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5" style:parent-style-name="Normal1" style:family="paragraph">
      <style:paragraph-properties fo:text-align="justify" fo:margin-bottom="0in"/>
    </style:style>
    <style:style style:name="T346" style:parent-style-name="DefaultParagraphFont" style:family="text">
      <style:text-properties style:font-name="Liberation Serif" style:font-name-complex="Liberation Serif" fo:font-size="12pt" style:font-size-asian="12pt" style:font-size-complex="12pt" fo:language="en" fo:country="GB"/>
    </style:style>
    <style:style style:name="P347" style:parent-style-name="Normal1" style:family="paragraph">
      <style:paragraph-properties fo:text-align="justify" fo:margin-bottom="0in"/>
    </style:style>
    <style:style style:name="T348" style:parent-style-name="DefaultParagraphFont" style:family="text">
      <style:text-properties style:font-name="Liberation Serif" style:font-name-complex="Liberation Serif" fo:font-size="10pt" style:font-size-asian="10pt" style:font-size-complex="10pt" fo:language="en" fo:country="GB"/>
    </style:style>
    <style:style style:name="T349" style:parent-style-name="Hyperlink" style:family="text">
      <style:text-properties style:font-name="Liberation Serif" style:font-name-complex="Liberation Serif" fo:font-size="10pt" style:font-size-asian="10pt" style:font-size-complex="10pt" fo:language="en" fo:country="GB"/>
    </style:style>
    <style:style style:name="T350" style:parent-style-name="DefaultParagraphFont" style:family="text">
      <style:text-properties style:font-name="Liberation Serif" style:font-name-complex="Liberation Serif" fo:font-size="10pt" style:font-size-asian="10pt" style:font-size-complex="10pt" fo:language="en" fo:country="GB"/>
    </style:style>
    <style:style style:name="P351"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52" style:parent-style-name="BodyText" style:family="paragraph">
      <style:paragraph-properties fo:text-align="justify" fo:margin-bottom="0in" fo:line-height="100%"/>
    </style:style>
    <style:style style:name="T353"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54"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55" style:parent-style-name="BodyText" style:family="paragraph">
      <style:paragraph-properties fo:text-align="justify" fo:margin-bottom="0in" fo:line-height="100%"/>
    </style:style>
    <style:style style:name="T356"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57" style:parent-style-name="Hyperlink" style:family="text">
      <style:text-properties style:font-name="Liberation Serif" style:font-name-complex="Liberation Serif" fo:font-size="10pt" style:font-size-asian="10pt" style:font-size-complex="10pt" fo:background-color="#FFFFFF" fo:language="en" fo:country="GB"/>
    </style:style>
    <style:style style:name="T358"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59"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60" style:parent-style-name="BodyText" style:family="paragraph">
      <style:paragraph-properties fo:text-align="justify" fo:margin-bottom="0in" fo:line-height="100%"/>
    </style:style>
    <style:style style:name="T36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62"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63" style:parent-style-name="BodyText" style:family="paragraph">
      <style:paragraph-properties fo:text-align="justify" fo:margin-bottom="0in" fo:line-height="100%"/>
    </style:style>
    <style:style style:name="T364"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65" style:parent-style-name="Hyperlink" style:family="text">
      <style:text-properties style:font-name="Liberation Serif" style:font-name-complex="Liberation Serif" fo:font-size="10pt" style:font-size-asian="10pt" style:font-size-complex="10pt" fo:background-color="#FFFFFF" fo:language="en" fo:country="GB"/>
    </style:style>
    <style:style style:name="T366"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67"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8"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69"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0" style:parent-style-name="BodyText" style:family="paragraph">
      <style:paragraph-properties fo:text-align="justify" fo:margin-bottom="0in" fo:line-height="100%"/>
      <style:text-properties style:font-name="Liberation Serif" style:font-name-asian="Times New Roman" style:font-name-complex="Liberation Serif" fo:font-size="12pt" style:font-size-asian="12pt" style:font-size-complex="12pt" fo:language="en" fo:country="GB" style:language-asian="it" style:country-asian="IT"/>
    </style:style>
    <style:style style:name="P371" style:parent-style-name="BodyText" style:family="paragraph">
      <style:paragraph-properties fo:text-align="justify" fo:margin-bottom="0in" fo:line-height="100%"/>
    </style:style>
    <style:style style:name="T372" style:parent-style-name="DefaultParagraphFont" style:family="text">
      <style:text-properties style:font-name="Liberation Serif" style:font-name-complex="Liberation Serif" fo:font-weight="bold" style:font-weight-asian="bold" style:font-weight-complex="bold" fo:font-size="10pt" style:font-size-asian="10pt" style:font-size-complex="10pt" fo:language="en" fo:country="GB"/>
    </style:style>
    <style:style style:name="T373" style:parent-style-name="Hyperlink" style:family="text">
      <style:text-properties style:font-name="Liberation Serif" style:font-name-complex="Liberation Serif" fo:font-size="10pt" style:font-size-asian="10pt" style:font-size-complex="10pt" fo:language="en" fo:country="GB"/>
    </style:style>
    <style:style style:name="T374" style:parent-style-name="DefaultParagraphFont" style:family="text">
      <style:text-properties style:font-name="Liberation Serif" style:font-name-complex="Liberation Serif" fo:font-size="10pt" style:font-size-asian="10pt" style:font-size-complex="10pt" fo:language="en" fo:country="GB"/>
    </style:style>
    <style:style style:name="P375" style:parent-style-name="BodyText"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376" style:parent-style-name="BodyText" style:family="paragraph">
      <style:paragraph-properties fo:text-align="justify" fo:margin-bottom="0in" fo:line-height="100%"/>
    </style:style>
    <style:style style:name="T37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78" style:parent-style-name="BodyText" style:family="paragraph">
      <style:paragraph-properties fo:text-align="justify" fo:margin-bottom="0in" fo:line-height="100%"/>
    </style:style>
    <style:style style:name="T379" style:parent-style-name="DefaultParagraphFont" style:family="text">
      <style:text-properties style:font-name="Liberation Serif" style:font-name-complex="Liberation Serif" fo:font-size="12pt" style:font-size-asian="12pt" style:font-size-complex="12pt" fo:language="en" fo:country="GB"/>
    </style:style>
    <style:style style:name="P380" style:parent-style-name="BodyText" style:family="paragraph">
      <style:paragraph-properties fo:text-align="justify" fo:margin-bottom="0in" fo:line-height="100%"/>
    </style:style>
    <style:style style:name="T381" style:parent-style-name="DefaultParagraphFont" style:family="text">
      <style:text-properties style:font-name="Liberation Serif" style:font-name-complex="Liberation Serif" fo:font-size="10pt" style:font-size-asian="10pt" style:font-size-complex="10pt" fo:language="en" fo:country="GB"/>
    </style:style>
    <style:style style:name="T382" style:parent-style-name="Hyperlink" style:family="text">
      <style:text-properties style:font-name="Liberation Serif" style:font-name-complex="Liberation Serif" fo:font-size="10pt" style:font-size-asian="10pt" style:font-size-complex="10pt" fo:language="en" fo:country="GB"/>
    </style:style>
    <style:style style:name="T383" style:parent-style-name="DefaultParagraphFont" style:family="text">
      <style:text-properties style:font-name="Liberation Serif" style:font-name-complex="Liberation Serif" fo:font-size="10pt" style:font-size-asian="10pt" style:font-size-complex="10pt" fo:language="en" fo:country="GB"/>
    </style:style>
    <style:style style:name="P384" style:parent-style-name="BodyText" style:family="paragraph">
      <style:paragraph-properties fo:text-align="justify" fo:margin-bottom="0in" fo:line-height="100%"/>
      <style:text-properties style:font-name="Liberation Serif" style:font-name-complex="Liberation Serif" fo:language="en" fo:country="GB"/>
    </style:style>
    <style:style style:name="P385" style:parent-style-name="BodyText" style:family="paragraph">
      <style:paragraph-properties fo:text-align="justify" fo:margin-bottom="0in" fo:line-height="100%"/>
    </style:style>
    <style:style style:name="T38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87" style:parent-style-name="BodyText" style:family="paragraph">
      <style:paragraph-properties fo:text-align="justify" fo:margin-bottom="0in" fo:line-height="100%"/>
    </style:style>
    <style:style style:name="T388" style:parent-style-name="DefaultParagraphFont" style:family="text">
      <style:text-properties style:font-name="Liberation Serif" style:font-name-complex="Liberation Serif" fo:language="en" fo:country="GB" style:language-asian="it" style:country-asian="IT"/>
    </style:style>
    <style:style style:name="P389" style:parent-style-name="BodyText" style:family="paragraph">
      <style:paragraph-properties fo:text-align="justify" fo:margin-bottom="0in" fo:line-height="100%"/>
    </style:style>
    <style:style style:name="T390" style:parent-style-name="DefaultParagraphFont" style:family="text">
      <style:text-properties style:font-name="Liberation Serif" style:font-name-complex="Liberation Serif" fo:language="en" fo:country="GB"/>
    </style:style>
    <style:style style:name="T391" style:parent-style-name="Hyperlink" style:family="text">
      <style:text-properties style:font-name="Liberation Serif" style:font-name-complex="Liberation Serif" fo:font-size="10pt" style:font-size-asian="10pt" style:font-size-complex="10pt" fo:language="en" fo:country="GB"/>
    </style:style>
    <style:style style:name="T392" style:parent-style-name="DefaultParagraphFont" style:family="text">
      <style:text-properties style:font-name="Liberation Serif" style:font-name-complex="Liberation Serif" fo:language="en" fo:country="GB"/>
    </style:style>
    <style:style style:name="P393" style:parent-style-name="BodyText" style:family="paragraph">
      <style:paragraph-properties fo:text-align="justify" fo:margin-bottom="0in" fo:line-height="100%"/>
      <style:text-properties fo:font-size="12pt" style:font-size-asian="12pt" style:font-size-complex="12pt" fo:language="en" fo:country="GB"/>
    </style:style>
    <style:style style:name="P394" style:parent-style-name="BodyText" style:family="paragraph">
      <style:paragraph-properties fo:text-align="justify" fo:margin-bottom="0in" fo:line-height="100%"/>
    </style:style>
    <style:style style:name="T3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96" style:parent-style-name="BodyText" style:family="paragraph">
      <style:paragraph-properties fo:margin-bottom="0in" fo:line-height="100%"/>
    </style:style>
    <style:style style:name="T397" style:parent-style-name="DefaultParagraphFont" style:family="text">
      <style:text-properties style:font-name="Liberation Serif" style:font-name-complex="Liberation Serif" fo:font-size="12pt" style:font-size-asian="12pt" style:font-size-complex="12pt" fo:language="en" fo:country="GB"/>
    </style:style>
    <style:style style:name="T398" style:parent-style-name="DefaultParagraphFont" style:family="text">
      <style:text-properties style:font-name="Liberation Serif" style:font-name-complex="Liberation Serif" fo:font-size="10pt" style:font-size-asian="10pt" style:font-size-complex="10pt" fo:language="en" fo:country="GB"/>
    </style:style>
    <style:style style:name="T399" style:parent-style-name="Hyperlink" style:family="text">
      <style:text-properties style:font-name="Liberation Serif" style:font-name-complex="Liberation Serif" fo:font-size="10pt" style:font-size-asian="10pt" style:font-size-complex="10pt" fo:language="en" fo:country="GB"/>
    </style:style>
    <style:style style:name="T400" style:parent-style-name="DefaultParagraphFont" style:family="text">
      <style:text-properties style:font-name="Liberation Serif" style:font-name-complex="Liberation Serif" fo:font-size="10pt" style:font-size-asian="10pt" style:font-size-complex="10pt" fo:language="en" fo:country="GB"/>
    </style:style>
    <style:style style:name="P401"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402"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403"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40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405" style:parent-style-name="Normal1" style:family="paragraph">
      <style:paragraph-properties fo:text-align="justify" fo:margin-bottom="0in"/>
    </style:style>
    <style:style style:name="T406"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407" style:parent-style-name="DefaultParagraphFont" style:family="text">
      <style:text-properties style:font-name="Liberation Serif" style:font-name-complex="Liberation Serif" fo:font-size="12pt" style:font-size-asian="12pt" style:font-size-complex="12pt" fo:language="en" fo:country="GB"/>
    </style:style>
    <style:style style:name="T408"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409" style:parent-style-name="DefaultParagraphFont" style:family="text">
      <style:text-properties style:font-name="Liberation Serif" style:font-name-complex="Liberation Serif" fo:font-size="12pt" style:font-size-asian="12pt" style:font-size-complex="12pt" fo:language="en" fo:country="GB"/>
    </style:style>
    <style:style style:name="T410" style:parent-style-name="DefaultParagraphFont" style:family="text">
      <style:text-properties style:font-name="Liberation Serif" style:font-name-complex="Liberation Serif" fo:font-size="12pt" style:font-size-asian="12pt" style:font-size-complex="12pt" fo:language="en" fo:country="GB"/>
    </style:style>
    <style:style style:name="T411" style:parent-style-name="DefaultParagraphFont" style:family="text">
      <style:text-properties style:font-name="Liberation Serif" style:font-name-complex="Liberation Serif" fo:font-size="12pt" style:font-size-asian="12pt" style:font-size-complex="12pt" fo:language="en" fo:country="GB"/>
    </style:style>
    <style:style style:name="P412" style:parent-style-name="Normal1" style:family="paragraph">
      <style:paragraph-properties fo:text-align="justify" fo:margin-bottom="0in"/>
      <style:text-properties fo:language="en" fo:country="GB"/>
    </style:style>
    <style:style style:name="P413" style:parent-style-name="Normal1" style:family="paragraph">
      <style:paragraph-properties fo:text-align="justify" fo:margin-bottom="0in"/>
    </style:style>
    <style:style style:name="T414" style:parent-style-name="DefaultParagraphFont" style:family="text">
      <style:text-properties style:font-name="Liberation Serif" fo:font-variant="small-caps" fo:font-size="12pt" style:font-size-asian="12pt" style:font-size-complex="12pt" fo:language="en" fo:country="GB"/>
    </style:style>
    <style:style style:name="T415" style:parent-style-name="DefaultParagraphFont" style:family="text">
      <style:text-properties style:font-name="Liberation Serif" fo:font-size="12pt" style:font-size-asian="12pt" style:font-size-complex="12pt" fo:language="en" fo:country="GB"/>
    </style:style>
    <style:style style:name="T416"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17" style:parent-style-name="DefaultParagraphFont" style:family="text">
      <style:text-properties style:font-name="Liberation Serif" fo:font-size="12pt" style:font-size-asian="12pt" style:font-size-complex="12pt" fo:language="en" fo:country="GB"/>
    </style:style>
    <style:style style:name="T418"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419" style:parent-style-name="DefaultParagraphFont" style:family="text">
      <style:text-properties style:font-name="Liberation Serif" fo:font-size="12pt" style:font-size-asian="12pt" style:font-size-complex="12pt" fo:language="en" fo:country="GB"/>
    </style:style>
    <style:style style:name="T420" style:parent-style-name="Internetlink" style:family="text">
      <style:text-properties style:font-name="Liberation Serif" fo:font-size="12pt" style:font-size-asian="12pt" style:font-size-complex="12pt" fo:language="en" fo:country="GB"/>
    </style:style>
    <style:style style:name="T421" style:parent-style-name="DefaultParagraphFont" style:family="text">
      <style:text-properties style:font-name="Liberation Serif" fo:font-size="12pt" style:font-size-asian="12pt" style:font-size-complex="12pt" fo:language="en" fo:country="GB"/>
    </style:style>
    <style:style style:name="P42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42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424"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25" style:parent-style-name="Normal1" style:family="paragraph">
      <style:paragraph-properties fo:text-align="justify"/>
    </style:style>
    <style:style style:name="T426" style:parent-style-name="DefaultParagraphFont" style:family="text">
      <style:text-properties style:font-name="Liberation Serif" style:font-name-complex="Liberation Serif" fo:font-size="12pt" style:font-size-asian="12pt" style:font-size-complex="12pt"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this will affect the probability upward of winning again in the next match bet.</text:p>
      <text:p text:style-name="P177">SELECT ?event ?eventOutcome</text:p>
      <text:p text:style-name="P178">WHERE {?participant cco:belief ?sequence.</text:p>
      <text:p text:style-name="P179"><text:tab/><text:s text:c="4"/>?sequence cbo:hasInfluence ?probability.</text:p>
      <text:p text:style-name="P180"><text:tab/><text:s text:c="4"/>?probability parameter:hasParameterDataValue "High"^^xsd:string;</text:p>
      <text:p text:style-name="P181"><text:tab/><text:tab/><text:s text:c="16"/>parameter:isParameterFor ?event.</text:p>
      <text:p text:style-name="P182"><text:tab/>?event cbo:producesOutcomeEffect ?eventOutcome.</text:p>
      <text:p text:style-name="P183">}</text:p>
      <text:p text:style-name="P184"/>
      <text:soft-page-break/>
      <text:p text:style-name="P185"><text:span text:style-name="T186"><draw:frame draw:style-name="a0" draw:name="Picture 1" text:anchor-type="as-char" svg:x="0in" svg:y="0in" svg:width="6.69236in" svg:height="0.50556in" style:rel-width="scale" style:rel-height="scale"><draw:image xlink:href="media/image1.png" xlink:type="simple" xlink:show="embed" xlink:actuate="onLoad"/><svg:title/><svg:desc/></draw:frame></text:span></text:p>
      <text:p text:style-name="P187"/>
      <text:p text:style-name="P188">2. What is the main effect that each football team match bet happened several times in a row share?</text:p>
      <text:p text:style-name="P189">They share the fact of being winning bets.</text:p>
      <text:p text:style-name="P190">SELECT ?sequence<text:s/></text:p>
      <text:p text:style-name="P191">WHERE {?sequence prov:wasGeneratedBy ?activity .</text:p>
      <text:p text:style-name="P192"><text:s text:c="6"/><text:tab/>?sequence cbo:hasOutcomeEffect ?sameOutcome.</text:p>
      <text:p text:style-name="P193"><text:s text:c="6"/>}</text:p>
      <text:p text:style-name="Normal1"><text:span text:style-name="T194"><draw:frame draw:style-name="a1" draw:name="Picture 1" text:anchor-type="as-char" svg:x="0in" svg:y="0in" svg:width="6.69236in" svg:height="0.42708in" style:rel-width="scale" style:rel-height="scale"><draw:image xlink:href="media/image2.png" xlink:type="simple" xlink:show="embed" xlink:actuate="onLoad"/><svg:title/><svg:desc/></draw:frame></text:span></text:p>
      <text:p text:style-name="P195">3. According to the sport bettor how likely the next football team match bet will be a winning bet?</text:p>
      <text:p text:style-name="P196">The probability of winning will be higher.</text:p>
      <text:p text:style-name="P197">SELECT ?eventOutcome ?probabilitylevel</text:p>
      <text:p text:style-name="P198">WHERE {?event cbo:producesOutcomeEffect<text:s/>?eventOutcome.</text:p>
      <text:p text:style-name="P199"><text:s text:c="7"/><text:tab/>?event parameter:hasParameter ?probability.</text:p>
      <text:p text:style-name="P200"><text:s text:c="7"/>?probability parameter:hasParameterDataValue ?probabilitylevel.</text:p>
      <text:p text:style-name="P201"><text:s text:c="6"/>FILTER (?probabilitylevel = "High" || ?probabilitylevel = "high”)</text:p>
      <text:p text:style-name="P202"><text:s text:c="6"/>}</text:p>
      <text:p text:style-name="Normal1"><text:span text:style-name="T203"><draw:frame draw:style-name="a2" draw:name="Picture 1" text:anchor-type="as-char" svg:x="0in" svg:y="0in" svg:width="6.69236in" svg:height="0.59722in" style:rel-width="scale" style:rel-height="scale"><draw:image xlink:href="media/image3.png" xlink:type="simple" xlink:show="embed" xlink:actuate="onLoad"/><svg:title/><svg:desc/></draw:frame></text:span></text:p>
      <text:p text:style-name="P204"/>
      <text:p text:style-name="P205"/>
      <text:p text:style-name="P206"/>
      <text:p text:style-name="P207">Classes and properties</text:p>
      <text:p text:style-name="P208"><text:span text:style-name="T209">Classes</text:span><text:span text:style-name="T210">: Classes for the Hot Hand Fallacy Ontology extracted from the user story and readapted with the help of Chat GTP</text:span></text:p>
      <text:p text:style-name="P211"><text:span text:style-name="T212">1.<text:s/></text:span><text:span text:style-name="T213">Activity</text:span><text:span text:style-name="T214"><text:s/>(Sport Bets): A class representing any activities with random or chance-based outcomes, such as coin flips, dice rolls, lottery draws, or sport bets.<text:s/></text:span></text:p>
      <text:p text:style-name="P215"><text:span text:style-name="T216">2.<text:s/></text:span><text:span text:style-name="T217">Next Chance-Based Occurrence</text:span><text:span text:style-name="T218"><text:s/>(Football Team Match Bet): A class representing individual occurrences within a random/chance-based process, like a coin landing on heads or tails, a dice showing a specific number, or a bet for a football team match.</text:span></text:p>
      <text:soft-page-break/>
      <text:p text:style-name="P219"><text:span text:style-name="T220">3.<text:s/></text:span><text:span text:style-name="T221">Past Occurrences Series</text:span><text:span text:style-name="T222"><text:s/>(Football Team Match Bet Series): A series of same recurrent events happened in the past.<text:s/></text:span></text:p>
      <text:p text:style-name="P223"><text:span text:style-name="T224">4.<text:s/></text:span><text:span text:style-name="T225">Participant (</text:span><text:span text:style-name="T226">Sports Bettor</text:span><text:span text:style-name="T227">)</text:span><text:span text:style-name="T228">: a class representing an individual that take part in an Activity with random or chance-based outcomes.</text:span></text:p>
      <text:p text:style-name="P229"><text:span text:style-name="T230">5.<text:s/></text:span><text:span text:style-name="T231">Probability</text:span><text:span text:style-name="T232">(ProbabilityLevel): a class representing the probability of an Event such as a Football Team Match Bet to produce a winning situation.</text:span></text:p>
      <text:p text:style-name="P233"><text:span text:style-name="T234">6.</text:span><text:span text:style-name="T235"><text:s/>OutcomeEffect</text:span><text:span text:style-name="T236">(Winning Bet): a class representing an effect of the result of an Event such as a Winning Bet in Football Team Match Bet.</text:span></text:p>
      <text:p text:style-name="P237"><text:span text:style-name="T238">Properties</text:span><text:span text:style-name="T239">: Due to their similarity, some of the properties of the<text:s/></text:span><text:span text:style-name="T240">Gambler's Fallacy Ontology have been used for the Hot Hand Fallacy ontology as well. Other properties have been taken from the Content ODPs shown in “Used Content ODPs” section.</text:span></text:p>
      <text:p text:style-name="P241"><text:span text:style-name="T242">1.<text:s/></text:span><text:span text:style-name="T243">hasBelief</text:span><text:span text:style-name="T244"><text:s/>(</text:span><text:a xlink:href="http://purl.org/ontology/cco/core" office:target-frame-name="_top" xlink:show="replace"><text:span text:style-name="T245">The Cognitive Characteris</text:span><text:bookmark-start text:name="_Hlt159058028"/><text:bookmark-start text:name="_Hlt159058029"/><text:span text:style-name="T246">t</text:span><text:bookmark-end text:name="_Hlt159058028"/><text:bookmark-end text:name="_Hlt159058029"/><text:span text:style-name="T247">ics Ontology 0.2</text:span></text:a><text:span text:style-name="T248">): An uncertain relation for competence representation. That means beliefs, persuasions or opinions, which can also be misconception. In the Hot Hand Fallacy Bias it was used for defining a Person who believes that a sequence of past events with the same outcome can change the probability of the outcome of the same event in the future.</text:span></text:p>
      <text:p text:style-name="P249"><text:span text:style-name="T250">2.<text:s/></text:span><text:span text:style-name="T251">hasBiasedOpinion</text:span><text:span text:style-name="T252">: a property connecting a Person who has a biased opinion about the possible outcome of a Future Event.</text:span></text:p>
      <text:p text:style-name="P253"><text:span text:style-name="T254">3.</text:span><text:span text:style-name="T255"><text:s/></text:span><text:span text:style-name="T256">hasOutcomeEffect:</text:span><text:span text:style-name="T257"><text:s/>A property linking a series of events which Outcome brings to the same effect.<text:s/></text:span></text:p>
      <text:p text:style-name="P258"><text:span text:style-name="T259">4.</text:span><text:span text:style-name="T260">ProduceOutcomeEffect</text:span><text:span text:style-name="T261">: a property linking an event which Outcome will produce an effect.</text:span></text:p>
      <text:p text:style-name="P262">Key Concepts</text:p>
      <text:p text:style-name="P263">The followings represent some of the key concepts extracted from the user story that have been used to align some of the classes of Hot Hand Fallacy Ontology with the semantic frames contained in the Framester Hub.</text:p>
      <text:p text:style-name="P264"/>
      <text:p text:style-name="P265">Bettor</text:p>
      <text:p text:style-name="P266">Bet</text:p>
      <text:p text:style-name="P267">Match</text:p>
      <text:p text:style-name="P268">Fallacy</text:p>
      <text:p text:style-name="P269">Bias</text:p>
      <text:p text:style-name="P270">Cognitive</text:p>
      <text:p text:style-name="P271">Event</text:p>
      <text:p text:style-name="P272">Indipendent</text:p>
      <text:p text:style-name="P273">Sequence</text:p>
      <text:p text:style-name="P274">Row</text:p>
      <text:p text:style-name="P275">Victory</text:p>
      <text:p text:style-name="P276">Previous</text:p>
      <text:p text:style-name="P277">Next</text:p>
      <text:soft-page-break/>
      <text:p text:style-name="P278">Football team</text:p>
      <text:p text:style-name="P279">Belief</text:p>
      <text:p text:style-name="P280">Influence</text:p>
      <text:p text:style-name="P281">Decision</text:p>
      <text:p text:style-name="P282">Judgment</text:p>
      <text:p text:style-name="P283">Result</text:p>
      <text:p text:style-name="P284">Likelihood</text:p>
      <text:p text:style-name="P285">Success</text:p>
      <text:p text:style-name="P286">Streaks</text:p>
      <text:p text:style-name="P287">Chosen Framster Frames</text:p>
      <text:p text:style-name="P288">These are the frames used for the alignment of the ontology ‘s classes:</text:p>
      <text:p text:style-name="P289"><text:span text:style-name="T290">Event</text:span><text:span text:style-name="T291"><text:s/>(</text:span><text:a xlink:href="https://w3id.org/framester/data/framestercore/Event" office:target-frame-name="_top" xlink:show="replace"><text:span text:style-name="T292">https://w3id.org/framester/data/framestercore/Event</text:span></text:a><text:span text:style-name="T293">)</text:span></text:p>
      <text:p text:style-name="P294">An Event takes place at a Place and Time. Big earthquakes only happen along plate boundaries. INI The party will take place on Sunday in the all-you-can-eat buffet.</text:p>
      <text:p text:style-name="P295"><text:span text:style-name="T296">Next Chance-Based Occurence(Football Team Match Bet):<text:s/></text:span><text:bookmark-start text:name="_Hlk159772946"/><text:span text:style-name="T297">cbo:Next Chance-Based Occurrence=&gt;rdfs:subClassOf=&gt; fs:FutureEvent=&gt; fs:Event.</text:span></text:p>
      <text:p text:style-name="P298"><text:bookmark-end text:name="_Hlk159772946"/><text:span text:style-name="T299">Activity<text:s/></text:span><text:span text:style-name="T300">(</text:span><text:a xlink:href="https://w3id.org/framester/data/framestercore/Activity" office:target-frame-name="_top" xlink:show="replace"><text:span text:style-name="T301">https://w3id.org/framester/data/framestercore/Activity</text:span></text:a><text:span text:style-name="T302">)</text:span></text:p>
      <text:p text:style-name="P303">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304"><text:span text:style-name="T305">Activity(Sports Bets)=&gt; fs:Activity</text:span></text:p>
      <text:p text:style-name="P306"><text:span text:style-name="T307">Sequence<text:s/></text:span><text:span text:style-name="T308">(</text:span><text:a xlink:href="https://w3id.org/framester/data/framestercore/Sequence" office:target-frame-name="_top" xlink:show="replace"><text:span text:style-name="T309">https://w3id.org/framester/data/framestercore/Sequence</text:span></text:a><text:span text:style-name="T310">)</text:span></text:p>
      <text:p text:style-name="P311">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312">Past Occurrences Series (Football Team Match Bet Series)=&gt; fs:Sequence</text:p>
      <text:p text:style-name="P313"><text:span text:style-name="T314">Probability</text:span><text:span text:style-name="T315"><text:s/>(</text:span><text:a xlink:href="https://w3id.org/framester/data/framestercore/Probability" office:target-frame-name="_top" xlink:show="replace"><text:span text:style-name="T316">https://w3id.org/framester/data/framestercore/Probability</text:span></text:a><text:span text:style-name="T317">)</text:span></text:p>
      <text:p text:style-name="P318">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319">Probabilty(ProbabilityLevel)=&gt; fs:Probability</text:p>
      <text:p text:style-name="P320"/>
      <text:soft-page-break/>
      <text:p text:style-name="P321"><text:span text:style-name="T322">People (</text:span><text:span text:style-name="T323">https://w3id.org/framester/data/framestercore/People)</text:span></text:p>
      <text:p text:style-name="P324">This frame contains general words for Individuals, i.e. humans. The Person is conceived of as independent of other specific individuals with whom they have relationships and independent of their participation in any particular activity. They may have an Age, Descriptor, Origin, Persistent_characteristic, or Ethnicity. A man from Phoenix was shot yesterday. She gave birth to a screaming baby yesterday. I study 16-year-old female adolescents. I am dating an African-American man. She comforted the terrified child. I always thought of him as a stupid man.</text:p>
      <text:p text:style-name="P325"><text:span text:style-name="T326">Participant(</text:span><text:span text:style-name="T327">Sport_Bettor</text:span><text:span text:style-name="T328">)=&gt; fs:</text:span><text:span text:style-name="T329">Bettor</text:span><text:span text:style-name="T330">=&gt;rdfs:subClassOf fs:People</text:span></text:p>
      <text:p text:style-name="P331"/>
      <text:p text:style-name="P332">Entities used from other resources:</text:p>
      <text:p text:style-name="P333">DBpedia</text:p>
      <text:p text:style-name="P334"><text:span text:style-name="T335">Success (</text:span><text:span text:style-name="T336">https://dbpedia.org/page/Success</text:span><text:span text:style-name="T337">)</text:span></text:p>
      <text:p text:style-name="P338">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39">OutcomeEffect(Winning Bet)=&gt; dbr:Success</text:p>
      <text:p text:style-name="P340"/>
      <text:p text:style-name="P341">Used Content ODPs</text:p>
      <text:p text:style-name="P342">The following represent the Content Ontology Design Patterns adopted to model the Hot Hand Fallacy Ontology. Most of these ODP’s classes and properties have been used and combined together during the modeling process.</text:p>
      <text:p text:style-name="P343"><text:span text:style-name="T344">Affected By</text:span></text:p>
      <text:p text:style-name="P345"><text:span text:style-name="T346">To represent properties/qualities that may affect the status of a feature of interest.</text:span></text:p>
      <text:p text:style-name="P347"><text:span text:style-name="T348">(</text:span><text:a xlink:href="http://ontologydesignpatterns.org/wiki/Submissions:AffectedBy" office:target-frame-name="_top" xlink:show="replace"><text:span text:style-name="T349">http://ontologydesignpatterns.org/wiki/Submissions:AffectedBy</text:span></text:a><text:span text:style-name="T350">)</text:span></text:p>
      <text:p text:style-name="P351"/>
      <text:p text:style-name="P352"><text:a office:title="Submissions:An Ontology Design Pattern for Activity Reasoning" xlink:href="http://ontologydesignpatterns.org/wiki/Submissions:An_Ontology_Design_Pattern_for_Activity_Reasoning" office:target-frame-name="_top" xlink:show="replace"><text:span text:style-name="T353">An Ontology Design Pattern for Activity Reasoning</text:span></text:a></text:p>
      <text:p text:style-name="P354">To incorporate the general two perspectives of activities: a workflow perspective, which are often observed in planning-related applications, and a spatiotemporal perspective, which are often found in geographic activity analysis.</text:p>
      <text:p text:style-name="P355"><text:span text:style-name="T356">(</text:span><text:a xlink:href="http://ontologydesignpatterns.org/wiki/Submissions:An_Ontology_Design_Pattern_for_Activity_Reasoning" office:target-frame-name="_top" xlink:show="replace"><text:span text:style-name="T357">http://ontologydesignpatterns.org/wiki/Submissions:An_Ontology_Design_Pattern_for_Activity_Reasoning</text:span></text:a><text:span text:style-name="T358">)</text:span></text:p>
      <text:p text:style-name="P359"/>
      <text:p text:style-name="P360"><text:span text:style-name="T361">Parameter</text:span></text:p>
      <text:p text:style-name="P362">To represent parameters to be used for a certain concept.</text:p>
      <text:p text:style-name="P363"><text:span text:style-name="T364">(</text:span><text:a xlink:href="http://ontologydesignpatterns.org/wiki/Submissions:Parameter" office:target-frame-name="_top" xlink:show="replace"><text:span text:style-name="T365">http://ontologydesignpatterns.org/wiki/Submissions:Parameter</text:span></text:a><text:span text:style-name="T366">)</text:span></text:p>
      <text:p text:style-name="P367"/>
      <text:p text:style-name="P368"/>
      <text:p text:style-name="P369">Participation</text:p>
      <text:p text:style-name="P370">To represent participation of an object in an event</text:p>
      <text:p text:style-name="P371"><text:span text:style-name="T372">(</text:span><text:a xlink:href="http://ontologydesignpatterns.org/wiki/Submissions:Participation" office:target-frame-name="_top" xlink:show="replace"><text:span text:style-name="T373">http://ontologydesignpatterns.org/wiki/Submissions:Participation</text:span></text:a><text:span text:style-name="T374">)</text:span></text:p>
      <text:p text:style-name="P375"/>
      <text:soft-page-break/>
      <text:p text:style-name="P376"><text:span text:style-name="T377">Part Of</text:span></text:p>
      <text:p text:style-name="P378"><text:span text:style-name="T379">To represents entities and their parts.</text:span></text:p>
      <text:p text:style-name="P380"><text:span text:style-name="T381">(</text:span><text:a xlink:href="http://ontologydesignpatterns.org/wiki/Submissions:PartOf" office:target-frame-name="_top" xlink:show="replace"><text:span text:style-name="T382">http://ontologydesignpatterns.org/wiki/Submissions:PartOf</text:span></text:a><text:span text:style-name="T383">)</text:span></text:p>
      <text:p text:style-name="P384"/>
      <text:p text:style-name="P385"><text:span text:style-name="T386">Provenance</text:span></text:p>
      <text:p text:style-name="P387"><text:span text:style-name="T388">Extracted core of PROV-O</text:span></text:p>
      <text:p text:style-name="P389"><text:span text:style-name="T390">(</text:span><text:a xlink:href="http://ontologydesignpatterns.org/wiki/Submissions:Provenance" office:target-frame-name="_top" xlink:show="replace"><text:span text:style-name="T391">http://ontologydesignpatterns.org/wiki/Submissions:Provenance</text:span></text:a><text:span text:style-name="T392">)</text:span></text:p>
      <text:p text:style-name="P393"/>
      <text:p text:style-name="P394"><text:span text:style-name="T395">RecurrentEventSeries</text:span></text:p>
      <text:p text:style-name="P396"><text:span text:style-name="T397">To represent recurrent event series as situations and collections of consecutive events, with a regular time period between events and unifying factors.</text:span><text:span text:style-name="T398"><text:s/>(</text:span><text:a xlink:href="http://ontologydesignpatterns.org/wiki/Submissions:RecurrentEventSeries" office:target-frame-name="_top" xlink:show="replace"><text:span text:style-name="T399">http://ontologydesignpatterns.org/wiki/Submissions:RecurrentEventSeries</text:span></text:a><text:span text:style-name="T400">)</text:span></text:p>
      <text:p text:style-name="P401"/>
      <text:p text:style-name="P402"/>
      <text:p text:style-name="P403">Bibliography</text:p>
      <text:p text:style-name="P404">Following resources have been used to have a better understanding of the Hot Hand Fallacy Bias:</text:p>
      <text:p text:style-name="P405"><text:span text:style-name="T406">Wikipedia</text:span><text:span text:style-name="T407">,<text:s/></text:span><text:span text:style-name="T408">Hot Hand Fallacy</text:span><text:span text:style-name="T409">, (</text:span><text:a xlink:href="https://en.wikipedia.org/wiki/Hot_hand" office:target-frame-name="_top" xlink:show="replace"><text:span text:style-name="T410">https://en.wikipedia.org/wiki/Hot_hand</text:span></text:a><text:span text:style-name="T411">);</text:span></text:p>
      <text:p text:style-name="P412"/>
      <text:p text:style-name="P413"><text:span text:style-name="T414">James Sundali, Rachel Croson</text:span><text:span text:style-name="T415">,<text:s/></text:span><text:span text:style-name="T416">Biases in casino betting: The hot hand and the gambler’s fallacy<text:s/></text:span><text:span text:style-name="T417">in<text:s/></text:span><text:span text:style-name="T418">Judgment and Decision Making</text:span><text:span text:style-name="T419">, Vol. 1, Issue 1 (2006), pp. 1 – 12, (DOI:</text:span><text:a xlink:href="https://doi.org/10.1017/S1930297500000309" office:target-frame-name="_top" xlink:show="replace"><text:span text:style-name="T420">https://doi.org/10.1017/S1930297500000309</text:span></text:a><text:span text:style-name="T421"><text:s/>)</text:span></text:p>
      <text:p text:style-name="P422"/>
      <text:p text:style-name="P423">Final Notes</text:p>
      <text:p text:style-name="P424"/>
      <text:p text:style-name="P425"><text:span text:style-name="T426">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3-04T12:13:00Z</dc:date>
    <meta:template xlink:href="Normal.dotm" xlink:type="simple"/>
    <meta:editing-cycles>110</meta:editing-cycles>
    <meta:editing-duration>PT70740S</meta:editing-duration>
    <meta:user-defined meta:name="Info 1"/>
    <meta:user-defined meta:name="Info 2"/>
    <meta:user-defined meta:name="Info 3"/>
    <meta:user-defined meta:name="Info 4"/>
    <meta:document-statistic meta:page-count="7" meta:paragraph-count="33" meta:word-count="2477" meta:character-count="16568" meta:row-count="117" meta:non-whitespace-character-count="14124"/>
  </office:meta>
</office:document-meta>
</file>